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Normal" style:family="paragraph">
      <style:paragraph-properties fo:margin-right="0.1583in"/>
    </style:style>
    <style:style style:name="P104" style:parent-style-name="Normal" style:family="paragraph">
      <style:paragraph-properties fo:margin-right="0.1583in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12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10/11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Un poco mas de ejemplos.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 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11-11T02:58:00Z</meta:creation-date>
    <dc:date>2017-11-11T02:58:00Z</dc:date>
    <meta:print-date>2017-08-19T00:47:00Z</meta:print-date>
    <meta:template xlink:href="Normal" xlink:type="simple"/>
    <meta:editing-cycles>2</meta:editing-cycles>
    <meta:editing-duration>PT60S</meta:editing-duration>
    <meta:document-statistic meta:page-count="2" meta:paragraph-count="1" meta:word-count="70" meta:character-count="454" meta:row-count="3" meta:non-whitespace-character-count="385"/>
  </office:meta>
</office:document-meta>
</file>